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. Price</text:p>
          </table:table-cell>
          <table:table-cell office:value-type="string" calcext:value-type="string">
            <text:p>Complete Total Price</text:p>
          </table:table-cell>
        </table:table-row>
        <table:table-row table:style-name="ro1">
          <table:table-cell office:value-type="string" calcext:value-type="string">
            <text:p>PCs</text:p>
          </table:table-cell>
          <table:table-cell office:value-type="string" calcext:value-type="string">
            <text:p><text:a xlink:href="https://www.ebay.com/itm/256482034367?_trkparms=amclksrc%3DITM%26aid%3D1110006%26algo%3DHOMESPLICE.SIM%26ao%3D1%26asc%3D279984%26meid%3D506808548a8f4f92b6ea7e1458b3aae3%26pid%3D101875%26rk%3D1%26rkt%3D4%26sd%3D256644193567%26itm%3D256482034367%26pmt%3D1%26noa%3D1%26pg%3D2332490%26algv%3DSimVIDwebV3WithCPCExpansionEmbeddingSearchQuerySemanticBroadMatchSingularityRecall%26brand%3DLenovo&amp;_trksid=p2332490.c101875.m1851&amp;itmprp=cksum%3A256482034367506808548a8f4f92b6ea7e1458b3aae3%7Cenc%3AAQAJAAABINthdh9o32sOfKme0krmx3yc5y0DRWWwwpiraCEsA5rOcanQjqu91drTeDElZLF31uaWQXaQ2pNTl5IMyA1OfooQwqEcJUvtG9LvKPKHgcRzphx12iPvBSva61o%252BMhuWL4AEZNwXBkfUt%252FUM5gYrsb%252BJVBRSm3yUaxTfXlqANohEODQqFCs3OC5C7ED40BnpQvSybnNMQAzK3CYx9FwczVj8zP2rlBRF2YSuUt1IMpP72cRY9xMEg%252FXcsNqthHMohjMmGNYXhH665zgjVqzIAUK6NahPUFobkDhh%252BbHENGP6N0xLAHJeUmfzM0dHTvL9pvtj9womq88ezsnQlIOhoYiU7h%252BSl9whdeztzmmWztEtzkwYKh%252FyXLfKMbQvTfD84Q%253D%253D%7Campid%3APLP_CLK%7Cclp%3A2332490&amp;itmmeta=01JJPSHHPR2P0XDY8GBYJEVA7M" xlink:type="simple">eBay</text:a>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C2]*[.D2]" office:value-type="float" office:value="375" calcext:value-type="float">
            <text:p>375</text:p>
          </table:table-cell>
          <table:table-cell table:formula="of:=SUM([.E2:.E9])"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Networking switch 10 Port Gigabit</text:p>
          </table:table-cell>
          <table:table-cell office:value-type="string" calcext:value-type="string">
            <text:p><text:a xlink:href="https://www.ebay.com/itm/256655309012?_skw=network+switch+10+port&amp;epid=13011371831&amp;itmmeta=01JJPSYZJ8PSRKM5S556P1W8JN&amp;hash=item3bc1d938d4:g:PXsAAOSwNO5m9XlB&amp;itmprp=enc%3AAQAJAAAA0HoV3kP08IDx%2BKZ9MfhVJKkUSxugyEcyL%2FrSFtMw1BW3qaSl9tZbG8Aze%2BfQhSWA%2Fj8dzdSmrzdIn5YOb2059UXpJ8BYU%2B%2FNyln99xODtEXgfQvglQbjtnDVM0rKwcLgPfdirNHzP74PjUSMdB8iAf35Vc%2BMzioTDMSVDrkU26uVWErkyxN9dubA2yMaV4k%2FV6QkTiPzU7%2BAvRK8Z5ebEdAHodQo9F2eVdIHx7b%2Be2RakUPpdX%2BK9zksQg8rLtKZ%2BHhXRZxL2KrNHRJSrNNy7rU%3D%7Ctkp%3ABlBMUKj5-9mVZQ" xlink:type="simple">eBa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2U Rack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8 Port KVM Switch (Optional, but recommended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ower Strip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Ethernet Cabl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U Chassis</text:p>
          </table:table-cell>
          <table:table-cell office:value-type="string" calcext:value-type="string">
            <text:p><text:a xlink:href="https://www.amazon.com/Thundcase-MATX-rackmount-Chassis-Depth/dp/B0CLFH8RDS/ref=sr_1_11?crid=T7H4CFE2LRL5&amp;dib=eyJ2IjoiMSJ9.FBaRu2Oz_OunkFshK6cbI4kOakdGc934xFKfN57ndHV6z3pKaCXmRq0MNB9nZc6nDIjGY983_WJWLGKSARMlRBU_IEn_VsOxMelMvvth4XnDKmcjbC3hr8arwxfx9t7g4Ejr7-06spm82IJkymrLOkJD7S5NAoTN6KcclW61D3Y8jWntHwffgfg6dfaYyKf1E4II10xgeRIJJ5osmAaCF2ov5n8SCZKeyve3ltHdw3QIcr1DNBOPu_r5S72SD7hceUsefybppXdGyBXFxlEp0yg2GngbiEQGsV0XLlmm7aNtWCAXDaO7istVHCRqX8Ir2b1X5Hz7TNrWjP0cj1bmUxpr_Qly3l0tZ94fRzz4uiI.lyHjGgCDHDFj0VRK5EYkGk2HlGsfFdOPCAXr6o92Yl8&amp;dib_tag=se&amp;keywords=2u+rackmount+case&amp;qid=1738124083&amp;s=electronics&amp;sprefix=2U+rack%2Celectronics%2C92&amp;sr=1-11" xlink:type="simple">Amazon</text:a>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PRODUCT([.C9:.D9])" office:value-type="float" office:value="216" calcext:value-type="float">
            <text:p>2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23:45:51.011301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2:09:53.769491794</meta:creation-date>
    <dc:date>2025-01-28T23:49:54.286584908</dc:date>
    <meta:editing-duration>PT12H26M36S</meta:editing-duration>
    <meta:editing-cycles>4</meta:editing-cycles>
    <meta:generator>LibreOffice/24.8.4.2$Linux_X86_64 LibreOffice_project/480$Build-2</meta:generator>
    <meta:document-statistic meta:table-count="1" meta:cell-count="42" meta:object-count="0"/>
  </office:meta>
</office:document-meta>
</file>